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Fine_20_Dashed" svg:stroke-width="0.159cm" svg:stroke-color="#111111" draw:marker-start-width="0.438cm" draw:marker-end-width="0.438cm" draw:fill="none" draw:textarea-vertical-align="middle" fo:padding-top="0.204cm" fo:padding-bottom="0.204cm" fo:padding-left="0.329cm" fo:padding-right="0.329cm"/>
    </style:style>
    <style:style style:name="gr2" style:family="graphic" style:parent-style-name="standard">
      <style:graphic-properties draw:fill-color="#0000ff"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102cm" fo:min-width="8.287cm"/>
    </style:style>
    <style:style style:name="gr4"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draw:stroke="none" svg:stroke-color="#000000" draw:fill="none" draw:fill-color="#ffffff" draw:textarea-horizontal-align="left" draw:auto-grow-height="true" draw:auto-grow-width="false" fo:min-height="2.457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2.203cm" fo:min-width="0cm"/>
    </style:style>
    <style:style style:name="gr7" style:family="graphic" style:parent-style-name="objectwithoutfill">
      <style:graphic-properties draw:fill="none" draw:textarea-vertical-align="middle"/>
    </style:style>
    <style:style style:name="gr8"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ellipse draw:style-name="gr1" draw:text-style-name="P1" draw:layer="layout" svg:width="22.352cm" svg:height="12.954cm" svg:x="1.778cm" svg:y="4.826cm">
          <text:p/>
        </draw:ellipse>
        <draw:circle draw:style-name="gr2" draw:text-style-name="P1" draw:layer="layout" svg:width="0.508cm" svg:height="0.508cm" svg:x="6.198cm" svg:y="8.128cm">
          <text:p/>
        </draw:circle>
        <draw:circle draw:style-name="gr2" draw:text-style-name="P1" draw:layer="layout" svg:width="0.508cm" svg:height="0.508cm" svg:x="7.976cm" svg:y="8.128cm">
          <text:p/>
        </draw:circle>
        <draw:circle draw:style-name="gr2" draw:text-style-name="P1" draw:layer="layout" svg:width="0.508cm" svg:height="0.508cm" svg:x="6.198cm" svg:y="8.128cm">
          <text:p/>
        </draw:circle>
        <draw:circle draw:style-name="gr2" draw:text-style-name="P1" draw:layer="layout" svg:width="0.508cm" svg:height="0.508cm" svg:x="7.468cm" svg:y="10.414cm">
          <text:p/>
        </draw:circle>
        <draw:circle draw:style-name="gr2" draw:text-style-name="P1" draw:layer="layout" svg:width="0.508cm" svg:height="0.508cm" svg:x="12.446cm" svg:y="16.002cm">
          <text:p/>
        </draw:circle>
        <draw:circle draw:style-name="gr2" draw:text-style-name="P1" draw:layer="layout" svg:width="0.508cm" svg:height="0.508cm" svg:x="11.176cm" svg:y="9.398cm">
          <text:p/>
        </draw:circle>
        <draw:circle draw:style-name="gr2" draw:text-style-name="P1" draw:layer="layout" svg:width="0.508cm" svg:height="0.508cm" svg:x="13.208cm" svg:y="6.096cm">
          <text:p/>
        </draw:circle>
        <draw:circle draw:style-name="gr2" draw:text-style-name="P1" draw:layer="layout" svg:width="0.508cm" svg:height="0.508cm" svg:x="14.986cm" svg:y="6.096cm">
          <text:p/>
        </draw:circle>
        <draw:circle draw:style-name="gr2" draw:text-style-name="P1" draw:layer="layout" svg:width="0.508cm" svg:height="0.508cm" svg:x="13.208cm" svg:y="6.096cm">
          <text:p/>
        </draw:circle>
        <draw:circle draw:style-name="gr2" draw:text-style-name="P1" draw:layer="layout" svg:width="0.508cm" svg:height="0.508cm" svg:x="14.478cm" svg:y="8.382cm">
          <text:p/>
        </draw:circle>
        <draw:circle draw:style-name="gr2" draw:text-style-name="P1" draw:layer="layout" svg:width="0.508cm" svg:height="0.508cm" svg:x="17.526cm" svg:y="9.652cm">
          <text:p/>
        </draw:circle>
        <draw:circle draw:style-name="gr2" draw:text-style-name="P1" draw:layer="layout" svg:width="0.508cm" svg:height="0.508cm" svg:x="18.186cm" svg:y="7.366cm">
          <text:p/>
        </draw:circle>
        <draw:circle draw:style-name="gr2" draw:text-style-name="P1" draw:layer="layout" svg:width="0.508cm" svg:height="0.508cm" svg:x="13.716cm" svg:y="11.938cm">
          <text:p/>
        </draw:circle>
        <draw:circle draw:style-name="gr2" draw:text-style-name="P1" draw:layer="layout" svg:width="0.508cm" svg:height="0.508cm" svg:x="15.494cm" svg:y="11.938cm">
          <text:p/>
        </draw:circle>
        <draw:circle draw:style-name="gr2" draw:text-style-name="P1" draw:layer="layout" svg:width="0.508cm" svg:height="0.508cm" svg:x="13.716cm" svg:y="11.938cm">
          <text:p/>
        </draw:circle>
        <draw:circle draw:style-name="gr2" draw:text-style-name="P1" draw:layer="layout" svg:width="0.508cm" svg:height="0.508cm" svg:x="14.986cm" svg:y="14.224cm">
          <text:p/>
        </draw:circle>
        <draw:circle draw:style-name="gr2" draw:text-style-name="P1" draw:layer="layout" svg:width="0.508cm" svg:height="0.508cm" svg:x="18.034cm" svg:y="15.494cm">
          <text:p/>
        </draw:circle>
        <draw:circle draw:style-name="gr2" draw:text-style-name="P1" draw:layer="layout" svg:width="0.508cm" svg:height="0.508cm" svg:x="18.694cm" svg:y="13.208cm">
          <text:p/>
        </draw:circle>
        <draw:circle draw:style-name="gr2" draw:text-style-name="P1" draw:layer="layout" svg:width="0.508cm" svg:height="0.508cm" svg:x="5.588cm" svg:y="12.192cm">
          <text:p/>
        </draw:circle>
        <draw:circle draw:style-name="gr2" draw:text-style-name="P1" draw:layer="layout" svg:width="0.508cm" svg:height="0.508cm" svg:x="7.366cm" svg:y="12.192cm">
          <text:p/>
        </draw:circle>
        <draw:circle draw:style-name="gr2" draw:text-style-name="P1" draw:layer="layout" svg:width="0.508cm" svg:height="0.508cm" svg:x="5.588cm" svg:y="12.192cm">
          <text:p/>
        </draw:circle>
        <draw:circle draw:style-name="gr2" draw:text-style-name="P1" draw:layer="layout" svg:width="0.508cm" svg:height="0.508cm" svg:x="6.858cm" svg:y="14.478cm">
          <text:p/>
        </draw:circle>
        <draw:circle draw:style-name="gr2" draw:text-style-name="P1" draw:layer="layout" svg:width="0.508cm" svg:height="0.508cm" svg:x="9.906cm" svg:y="15.748cm">
          <text:p/>
        </draw:circle>
        <draw:circle draw:style-name="gr2" draw:text-style-name="P1" draw:layer="layout" svg:width="0.508cm" svg:height="0.508cm" svg:x="10.566cm" svg:y="13.462cm">
          <text:p/>
        </draw:circle>
        <draw:frame draw:style-name="gr3" draw:text-style-name="P2" draw:layer="layout" svg:width="8.787cm" svg:height="1.352cm" svg:x="10.922cm" svg:y="3.048cm">
          <draw:text-box>
            <text:p><text:span text:style-name="T1">labeled data points</text:span></text:p>
          </draw:text-box>
        </draw:frame>
        <draw:path draw:style-name="gr4" draw:text-style-name="P1" draw:layer="layout" svg:width="9.745cm" svg:height="9.396cm" svg:x="12.86cm" svg:y="7.112cm" svg:viewBox="0 0 9746 9397" svg:d="M5006 58c-677-1-1356-8-2031 0-489 7-976-6-1465 60-439 59-1161-153-1228 704-47 589-51 1189-189 1760-149 613-83 1255-48 1879 36 655 142 1330 473 1878 361 597 672 1241 992 1878 350 696 976 942 1559 1114 486 143 991 32 1465-117 465-146 941-256 1417-235 664 30 846-830 1418-997 583-170 853-913 1181-1467 334-565 695-1114 897-1761 177-568 455-1271 189-1820-321-662-949-990-1464-1407-468-379-809-989-1418-1116-496-104-976-274-1464-411h-237z">
          <text:p/>
        </draw:path>
        <draw:frame draw:style-name="gr5" draw:text-style-name="P2" draw:layer="layout" svg:width="5.842cm" svg:height="2.707cm" svg:x="16.51cm" svg:y="10.668cm">
          <draw:text-box>
            <text:p><text:span text:style-name="T1">training set </text:span></text:p>
          </draw:text-box>
        </draw:frame>
        <draw:frame draw:style-name="gr6" draw:text-style-name="P2" draw:layer="layout" svg:width="6.483cm" svg:height="2.453cm" svg:x="3.423cm" svg:y="9.144cm">
          <draw:text-box>
            <text:p><text:span text:style-name="T1">validation set </text:span></text:p>
          </draw:text-box>
        </draw:frame>
        <draw:path draw:style-name="gr7" draw:text-style-name="P1" draw:layer="layout" svg:width="13.142cm" svg:height="12.109cm" svg:x="2.859cm" svg:y="5.416cm" svg:viewBox="0 0 13143 12110" svg:d="M11060 11597c42-495-186-958-289-1444-133-635-720-827-821-1446-83-506-425-941-532-1444-98-466-437-912-288-1399 141-463 22-938 96-1398 74-465 97-931 144-1399 48-467 55-938 146-1398 170-863 941-108 1448-326 462-199 1018-264 1449-47 671 338 876-520 628-886-318-469-988-520-1449-233-450 280-968 472-1498 560-513 85-1034 90-1544 233-497 139-1030 195-1546 139-592-63-1143 138-1738 93-482-36-987-100-1450 48-604 193-1140 586-1545 1071-387 465-824 1026-1449 1120-580 87-1028 596-724 1211 230 463 40 1033 145 1538 103 499 315 965 531 1446 290 643 897 1008 1352 1491 445 473 1030 792 1594 1119 528 305 980 734 1546 978 490 212 1051 164 1544 373 459 194 959 298 1498 187 560-116 1124 167 1690 233l484 93 289-465 97-94z">
          <text:p/>
        </draw:path>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Jung</meta:initial-creator>
    <meta:creation-date>2020-02-02T17:08:21</meta:creation-date>
    <meta:editing-duration>PT9M24S</meta:editing-duration>
    <meta:editing-cycles>3</meta:editing-cycles>
    <dc:date>2020-05-23T11:24:42</dc:date>
    <dc:creator>Alexander Jung</dc:creator>
    <meta:generator>OpenOffice/4.1.7$Unix OpenOffice.org_project/417m1$Build-9800</meta:generator>
    <meta:document-statistic meta:object-count="53"/>
  </office:meta>
</office:document-meta>
</file>